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ur ceux qui n'ont pas le référentiel du projet (ex: IA), le voici :</text:p>
      <text:p text:style-name="Standard"/>
      <text:p text:style-name="Standard">Transformer les variables pertinentes d'un modèle d'apprentissage non supervisé</text:p>
      <text:p text:style-name="Standard"/>
      <text:p text:style-name="Standard">❒ Les variables pertinentes ont été transformées pour permettre leur exploitation (variables catégorielles en particulier).</text:p>
      <text:p text:style-name="Standard"/>
      <text:p text:style-name="Standard">❒ Une ou plusieurs variables pertinentes permettant d'améliorer la solution proposée ont été créées.</text:p>
      <text:p text:style-name="Standard"/>
      <text:p text:style-name="Standard"><text:s/></text:p>
      <text:p text:style-name="Standard"/>
      <text:p text:style-name="Standard">Mettre en place le modèle d'apprentissage non supervisé adapté au problème métier</text:p>
      <text:p text:style-name="Standard"/>
      <text:p text:style-name="Standard">❒ Le nombre de segments et la répartition est adapté à la problématique métier.</text:p>
      <text:p text:style-name="Standard"/>
      <text:p text:style-name="Standard">❒ La stratégie d'ajout de nouveaux clients a été explicitée.</text:p>
      <text:p text:style-name="Standard"/>
      <text:p text:style-name="Standard">❒ La nature des variables d'entrée a été prise en compte dans le choix de l'algorithme et de la distance.</text:p>
      <text:p text:style-name="Standard"/>
      <text:p text:style-name="Standard"><text:s/></text:p>
      <text:p text:style-name="Standard"/>
      <text:p text:style-name="Standard">Évaluer les performances d’un modèle d'apprentissage non supervisé</text:p>
      <text:p text:style-name="Standard"/>
      <text:p text:style-name="Standard">❒ La forme des clusters est évaluée.</text:p>
      <text:p text:style-name="Standard"/>
      <text:p text:style-name="Standard">❒ La stabilité des clusters est évaluée.</text:p>
      <text:p text:style-name="Standard"/>
      <text:p text:style-name="Standard">❒ La compatibilité avec des connaissances extérieures est évaluée ("test set" et/ou a priori).</text:p>
      <text:p text:style-name="Standard"/>
      <text:p text:style-name="Standard"><text:s/></text:p>
      <text:p text:style-name="Standard"/>
      <text:p text:style-name="Standard">Adapter les hyperparamètres d'un algorithme non supervisé afin de l'améliorer</text:p>
      <text:p text:style-name="Standard"/>
      <text:p text:style-name="Standard">❒ Les étapes d'évaluation sont automatisées pour tester facilement plusieurs combinaisons de paramètres.</text:p>
      <text:p text:style-name="Standard"/>
      <text:p text:style-name="Standard">❒ Les valeurs de paramètres testés sont pertinemment choisies.</text:p>
      <text:p text:style-name="Standard"/>
      <text:p text:style-name="Standard"><text:s/></text:p>
      <text:p text:style-name="Standard"/>
      <text:p text:style-name="Standard">Respecter la convention PEP8 (facultatif)</text:p>
      <text:p text:style-name="Standard"/>
      <text:p text:style-name="Standard">❒ La convention pep8 est respectée</text:p>
      <text:p text:style-name="Standard"/>
      <text:p text:style-name="Standard">❒ Le code est commentée (commentaires réguliers, docstrings dans les fonction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7T14:43:11.271168150</meta:creation-date>
    <dc:date>2021-11-17T14:44:22.553638900</dc:date>
    <meta:editing-duration>PT1M12S</meta:editing-duration>
    <meta:editing-cycles>1</meta:editing-cycles>
    <meta:document-statistic meta:table-count="0" meta:image-count="0" meta:object-count="0" meta:page-count="1" meta:paragraph-count="22" meta:word-count="198" meta:character-count="1333" meta:non-whitespace-character-count="1149"/>
    <meta:generator>LibreOffice/7.1.5.2$Linux_X86_64 LibreOffice_project/85f04e9f809797b8199d13c421bd8a2b025d52b5</meta:generator>
  </office:meta>
</office:document-meta>
</file>